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ula1.A" style:family="table-column">
      <style:table-column-properties style:column-width="2.235cm"/>
    </style:style>
    <style:style style:name="Taula1.B" style:family="table-column">
      <style:table-column-properties style:column-width="2.607cm"/>
    </style:style>
    <style:style style:name="Taula1.C" style:family="table-column">
      <style:table-column-properties style:column-width="7.047cm"/>
    </style:style>
    <style:style style:name="Taula1.D" style:family="table-column">
      <style:table-column-properties style:column-width="5.112cm"/>
    </style:style>
    <style:style style:name="Taula1.A1" style:family="table-cell">
      <style:table-cell-properties style:vertical-align="middle" fo:background-color="transparent" fo:padding="0.101cm" fo:border-left="none" fo:border-right="none" fo:border-top="1pt solid #000000" fo:border-bottom="1pt solid #000000" style:writing-mode="page">
        <style:background-image/>
      </style:table-cell-properties>
    </style:style>
    <style:style style:name="Taula1.A2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ula1.B2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ula1.B3" style:family="table-cell" style:data-style-name="N10000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ula1.D5" style:family="table-cell" style:data-style-name="N10000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ula1.9" style:family="table-row">
      <style:table-row-properties fo:background-color="transparent" fo:keep-together="auto">
        <style:background-image/>
      </style:table-row-properties>
    </style:style>
    <style:style style:name="Taula1.A9" style:family="table-cell">
      <style:table-cell-properties style:vertical-align="middle" fo:background-color="transparent" fo:padding="0.101cm" fo:border-left="none" fo:border-right="none" fo:border-top="none" fo:border-bottom="1pt solid #000000" style:writing-mode="page">
        <style:background-image/>
      </style:table-cell-properties>
    </style:style>
    <style:style style:name="Taula1.D9" style:family="table-cell">
      <style:table-cell-properties style:vertical-align="middle" fo:background-color="transparent" fo:padding="0.101cm" fo:border-left="none" fo:border-right="none" fo:border-top="none" fo:border-bottom="1pt solid #000000" style:writing-mode="page">
        <style:background-image/>
      </style:table-cell-properties>
    </style:style>
    <style:style style:name="Taula1.A10" style:family="table-cell">
      <style:table-cell-properties style:vertical-align="middle"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ula1.D10" style:family="table-cell">
      <style:table-cell-properties style:vertical-align="middle"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ula1.A11" style:family="table-cell">
      <style:table-cell-properties style:vertical-align="middle"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ula1.D11" style:family="table-cell">
      <style:table-cell-properties style:vertical-align="middle"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ula1.A12" style:family="table-cell">
      <style:table-cell-properties style:vertical-align="middle"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ula1.D12" style:family="table-cell">
      <style:table-cell-properties style:vertical-align="middle"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ula1.A13" style:family="table-cell">
      <style:table-cell-properties style:vertical-align="middle" fo:background-color="transparent" fo:padding="0.101cm" fo:border-left="none" fo:border-right="none" fo:border-top="none" fo:border-bottom="1pt solid #000000" style:writing-mode="page">
        <style:background-image/>
      </style:table-cell-properties>
    </style:style>
    <style:style style:name="Taula1.B13" style:family="table-cell">
      <style:table-cell-properties style:vertical-align="middle" fo:background-color="transparent" fo:padding="0.101cm" fo:border-left="none" fo:border-right="none" fo:border-top="none" fo:border-bottom="1pt solid #000000" style:writing-mode="page">
        <style:background-image/>
      </style:table-cell-properties>
    </style:style>
    <style:style style:name="Taula1.C13" style:family="table-cell">
      <style:table-cell-properties style:vertical-align="middle" fo:background-color="transparent" fo:padding="0.101cm" fo:border-left="none" fo:border-right="none" fo:border-top="none" fo:border-bottom="1pt solid #000000" style:writing-mode="page">
        <style:background-image/>
      </style:table-cell-properties>
    </style:style>
    <style:style style:name="Taula1.D13" style:family="table-cell">
      <style:table-cell-properties style:vertical-align="middle" fo:background-color="transparent" fo:padding="0.101cm" fo:border-left="none" fo:border-right="none" fo:border-top="none" fo:border-bottom="1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FreeSerif" fo:font-size="12pt" style:font-size-asian="12pt" style:font-size-complex="12pt"/>
    </style:style>
    <style:style style:name="P2" style:family="paragraph" style:parent-style-name="Table_20_Contents">
      <style:text-properties style:font-name="FreeSerif" fo:font-size="12pt" officeooo:rsid="0011502b" officeooo:paragraph-rsid="0011502b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02b" officeooo:paragraph-rsid="001150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06a" officeooo:paragraph-rsid="00125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FreeSerif" fo:font-size="12pt" fo:font-style="normal" fo:text-shadow="none" style:text-underline-style="none" fo:font-weight="normal" officeooo:rsid="0015ed3e" officeooo:paragraph-rsid="0015e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d3e" officeooo:paragraph-rsid="0015e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FreeSerif" fo:font-size="12pt" officeooo:rsid="0015ed3e" officeooo:paragraph-rsid="0015ed3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2506a"/>
    </style:style>
    <style:style style:name="T3" style:family="text">
      <style:text-properties officeooo:rsid="0015e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ula1" table:style-name="Taula1" table:template-name="Academic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office:value-type="string">
            <text:p text:style-name="P6">Scale</text:p>
          </table:table-cell>
          <table:table-cell table:style-name="Taula1.A1" office:value-type="string">
            <text:p text:style-name="P6">Group</text:p>
          </table:table-cell>
          <table:table-cell table:style-name="Taula1.A1" office:value-type="string">
            <text:p text:style-name="P6">Indicator</text:p>
          </table:table-cell>
          <table:table-cell table:style-name="Taula1.A1" office:value-type="string">
            <text:p text:style-name="P6">Sources</text:p>
          </table:table-cell>
        </table:table-row>
        <table:table-row>
          <table:table-cell table:style-name="Taula1.A2" table:number-rows-spanned="4" office:value-type="string">
            <text:p text:style-name="P3">Macro (Country, <text:span text:style-name="T2">county</text:span>)</text:p>
          </table:table-cell>
          <table:table-cell table:style-name="Taula1.B2" table:number-rows-spanned="3" office:value-type="string">
            <text:p text:style-name="P8">Legislation</text:p>
          </table:table-cell>
          <table:table-cell table:style-name="Taula1.B2" office:value-type="string">
            <text:p text:style-name="P8">Number of laws, policies, regulations...</text:p>
          </table:table-cell>
          <table:table-cell table:style-name="Taula1.A2" table:number-rows-spanned="4" office:value-type="string">
            <text:p text:style-name="P8">Open Data, Interviews, Desk Research</text:p>
          </table:table-cell>
        </table:table-row>
        <table:table-row>
          <table:covered-table-cell/>
          <table:covered-table-cell/>
          <table:table-cell table:style-name="Taula1.B2" office:value-type="string">
            <text:p text:style-name="P8">Budget</text:p>
          </table:table-cell>
          <table:covered-table-cell/>
        </table:table-row>
        <table:table-row>
          <table:covered-table-cell/>
          <table:covered-table-cell/>
          <table:table-cell table:style-name="Taula1.B2" office:value-type="string">
            <text:p text:style-name="P8">Location</text:p>
          </table:table-cell>
          <table:covered-table-cell/>
        </table:table-row>
        <table:table-row>
          <table:covered-table-cell/>
          <table:table-cell table:style-name="Taula1.A2" office:value-type="string">
            <text:p text:style-name="P5"><text:span text:style-name="T3">Sales/users</text:span></text:p>
          </table:table-cell>
          <table:table-cell table:style-name="Taula1.A2" office:value-type="string">
            <text:p text:style-name="P7">Number of vehicles/sales per type</text:p>
          </table:table-cell>
          <table:covered-table-cell/>
        </table:table-row>
        <table:table-row>
          <table:table-cell table:style-name="Taula1.A2" table:number-rows-spanned="3" office:value-type="string">
            <text:p text:style-name="P3">Local (City)</text:p>
          </table:table-cell>
          <table:table-cell table:style-name="Taula1.B2" office:value-type="string">
            <text:p text:style-name="P8">Active travel habits</text:p>
          </table:table-cell>
          <table:table-cell table:style-name="Taula1.B2" office:value-type="string">
            <text:p text:style-name="P8">Routes by type of transport, demographics and time (month, weekday, hours), avg km..</text:p>
          </table:table-cell>
          <table:table-cell table:style-name="Taula1.B2" office:value-type="string">
            <text:p text:style-name="P8">Strava Metro (free, starting 27/09/2020, blog post)</text:p>
          </table:table-cell>
        </table:table-row>
        <table:table-row>
          <table:covered-table-cell/>
          <table:table-cell table:style-name="Taula1.A2" table:number-rows-spanned="2" office:value-type="string">
            <text:p text:style-name="P8">Highways’ network</text:p>
          </table:table-cell>
          <table:table-cell table:style-name="Taula1.B2" office:value-type="string">
            <text:p text:style-name="P8">Number of Km by type (pedestrian, bike lanes...)</text:p>
          </table:table-cell>
          <table:table-cell table:style-name="Taula1.A2" table:number-rows-spanned="2" office:value-type="string">
            <text:p text:style-name="P8">OpenStreetMap, Open Data Repos</text:p>
          </table:table-cell>
        </table:table-row>
        <table:table-row>
          <table:covered-table-cell/>
          <table:covered-table-cell/>
          <table:table-cell table:style-name="Taula1.A2" office:value-type="string">
            <text:p text:style-name="P8">Location</text:p>
          </table:table-cell>
          <table:covered-table-cell/>
        </table:table-row>
        <table:table-row table:style-name="Taula1.9">
          <table:table-cell table:style-name="Taula1.A9" table:number-rows-spanned="5" office:value-type="string">
            <text:p text:style-name="P1">Micro (Cases)</text:p>
          </table:table-cell>
          <table:table-cell table:style-name="Taula1.B2" office:value-type="string">
            <text:p text:style-name="P1">Geography</text:p>
          </table:table-cell>
          <table:table-cell table:style-name="Taula1.B2" office:value-type="string">
            <text:p text:style-name="P1">Location</text:p>
          </table:table-cell>
          <table:table-cell table:style-name="Taula1.D9" table:number-rows-spanned="5" office:value-type="string">
            <text:p text:style-name="P1">Interviews, Case Study</text:p>
          </table:table-cell>
        </table:table-row>
        <table:table-row table:style-name="Taula1.9">
          <table:covered-table-cell/>
          <table:table-cell table:style-name="Taula1.B2" office:value-type="string">
            <text:p text:style-name="P2">Composition</text:p>
          </table:table-cell>
          <table:table-cell table:style-name="Taula1.B2" office:value-type="string">
            <text:p text:style-name="P2">Promoter (city council, grassroot)</text:p>
          </table:table-cell>
          <table:covered-table-cell/>
        </table:table-row>
        <table:table-row table:style-name="Taula1.9">
          <table:covered-table-cell/>
          <table:table-cell table:style-name="Taula1.B2" office:value-type="string">
            <text:p text:style-name="P2">Description</text:p>
          </table:table-cell>
          <table:table-cell table:style-name="Taula1.B2" office:value-type="string">
            <text:p text:style-name="P2">Budget</text:p>
          </table:table-cell>
          <table:covered-table-cell/>
        </table:table-row>
        <table:table-row table:style-name="Taula1.9">
          <table:covered-table-cell/>
          <table:table-cell table:style-name="Taula1.B2" office:value-type="string">
            <text:p text:style-name="P9"/>
          </table:table-cell>
          <table:table-cell table:style-name="Taula1.B2" office:value-type="string">
            <text:p text:style-name="P2">Description</text:p>
          </table:table-cell>
          <table:covered-table-cell/>
        </table:table-row>
        <table:table-row table:style-name="Taula1.9">
          <table:covered-table-cell/>
          <table:table-cell table:style-name="Taula1.B13" office:value-type="string">
            <text:p text:style-name="P4"><text:span text:style-name="T3">Impacts</text:span></text:p>
          </table:table-cell>
          <table:table-cell table:style-name="Taula1.C13" office:value-type="string">
            <text:p text:style-name="P8">Number of Km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ca" number:country="ES">
      <number:number number:min-integer-digits="1"/>
    </number:number-style>
    <number:text-style style:name="N10100" number:language="ca" number:country="ES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10:39:40.706257993</meta:creation-date>
    <dc:date>2020-09-29T12:32:39.923633678</dc:date>
    <meta:editing-duration>PT11M58S</meta:editing-duration>
    <meta:editing-cycles>5</meta:editing-cycles>
    <meta:generator>LibreOffice/7.0.1.2$Linux_X86_64 LibreOffice_project/00$Build-2</meta:generator>
    <meta:document-statistic meta:table-count="1" meta:image-count="0" meta:object-count="0" meta:page-count="1" meta:paragraph-count="38" meta:word-count="92" meta:character-count="616" meta:non-whitespace-character-count="562"/>
  </office:meta>
</office:document-meta>
</file>